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50%"/>
      <style:text-properties style:font-name="Times New Roman1" fo:font-size="12pt"/>
    </style:style>
    <style:style style:name="P2" style:family="paragraph" style:parent-style-name="Text_20_body">
      <style:paragraph-properties fo:margin-top="0cm" fo:margin-bottom="0cm" fo:line-height="150%" fo:text-align="center" style:justify-single-word="false"/>
      <style:text-properties style:font-name="Times New Roman1" fo:font-size="12pt" fo:font-weight="bold"/>
    </style:style>
    <style:style style:name="P3" style:family="paragraph" style:parent-style-name="Text_20_body">
      <style:paragraph-properties fo:margin-top="0cm" fo:margin-bottom="0cm" fo:line-height="150%"/>
    </style:style>
    <style:style style:name="P4" style:family="paragraph" style:parent-style-name="Text_20_body">
      <style:paragraph-properties fo:margin-top="0cm" fo:margin-bottom="0cm" fo:line-height="150%" fo:text-align="center" style:justify-single-word="false"/>
    </style:style>
    <style:style style:name="T1" style:family="text">
      <style:text-properties style:font-name="Times New Roman1"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is Q. Laboguin                                                                                           <text:tab/>October 1, 2018</text:p>
      <text:p text:style-name="P1">Progress Report 2</text:p>
      <text:p text:style-name="P1">Groupmates: Reinelle Jan Bugnot, Nicolo Ramirez</text:p>
      <text:p text:style-name="P3"> </text:p>
      <text:p text:style-name="P2">Handwriting Recognition Canvas using Neural Networks</text:p>
      <text:p text:style-name="P4"> </text:p>
      <text:p text:style-name="P3">            <text:span text:style-name="T1">In the second week of our project development, our group was able to start on delegating respective tasks for the project. Instead of dividing our project into two parts only, we were able to equally divide the project into three parts. The first part is the graphical user interface for the handwriting recognition and canvas. The second part is the drawing software feature of our project. Lastly, the third part is the handwriting recognition using neural networks. Our group was able to face challenges such as knowing if our project is feasible or not and if we will be able to integrate all three contributions into one system. For the first challenge, we were able to narrow down our project and we learned after two weeks that our project may be feasible. For the second challenge, we were able to talk about the delegation of tasks and we will have C++ for compatibility.</text:span></text:p>
      <text:p text:style-name="P3"> </text:p>
      <text:p text:style-name="P3">            <text:span text:style-name="T1">Since we were not able to narrow down our project last week, my contribution for this project starting this week is to create the graphical user interface of the project. My part integrates the drawing software feature and handwriting recognition of the project. As for my progress in creating the canvas for our project, I started to find libraries where we can draw and create graphics for our project. I was able to find one library that would help us in building our graphical user interface. GD Graphics Library can be used because this library helps us in drawing graphics and drawing in screen. Also, there is also a local library with a source code in it. Unfortunately, I was having a hard time understanding the source code since my proficiency of the C++ language is not that good. For this week, this is my challenge which is to understand the source code with the library so that I can start on making small progress such as drawing shapes in an interface and knowing their coordinates.</text:span></text:p>
      <text:p text:style-name="P3"> </text:p>
      <text:p text:style-name="P1"><text:tab/>Our next step for our project was to individually research and progress on their respective parts because all of our parts are important for integration. So far, we are on the right track on progressing in each of our contribu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0:38:48.58</meta:creation-date>
    <meta:document-statistic meta:table-count="0" meta:image-count="0" meta:object-count="0" meta:page-count="1" meta:paragraph-count="11" meta:word-count="390" meta:character-count="2382"/>
    <dc:date>2018-11-05T10:39:18.61</dc:date>
    <dc:creator>Francis Laboguin</dc:creator>
    <meta:editing-duration>PT30S</meta:editing-duration>
    <meta:editing-cycles>1</meta:editing-cycles>
    <meta:generator>OpenOffice/4.1.5$Win32 OpenOffice.org_project/415m1$Build-9789</meta:generator>
  </office:meta>
</office:document-meta>
</file>